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IKXKDD+TimesNewRomanPSMT" svg:font-family="IKXKDD+TimesNewRomanPSMT" style:font-family-generic="roman" style:font-pitch="variable"/>
    <style:font-face style:name="KBZARG+TimesNewRomanPS-BoldMT" svg:font-family="KBZARG+TimesNewRomanPS-Bold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officeooo:rsid="00118088" officeooo:paragraph-rsid="00118088"/>
    </style:style>
    <style:style style:name="P3" style:family="paragraph" style:parent-style-name="Standard" style:list-style-name="L1">
      <style:text-properties officeooo:rsid="00118088" officeooo:paragraph-rsid="00118088"/>
    </style:style>
    <style:style style:name="P4" style:family="paragraph" style:parent-style-name="Standard">
      <style:text-properties officeooo:paragraph-rsid="00118088"/>
    </style:style>
    <style:style style:name="P5" style:family="paragraph" style:parent-style-name="Standard">
      <style:text-properties style:font-name="KBZARG+TimesNewRomanPS-BoldMT" fo:font-size="14pt" officeooo:rsid="00118088" officeooo:paragraph-rsid="00118088" style:font-size-asian="14pt"/>
    </style:style>
    <style:style style:name="P6" style:family="paragraph" style:parent-style-name="Standard" style:list-style-name="L2">
      <style:text-properties officeooo:rsid="0013768f" officeooo:paragraph-rsid="0013768f"/>
    </style:style>
    <style:style style:name="P7" style:family="paragraph" style:parent-style-name="Standard">
      <style:text-properties officeooo:rsid="0013768f" officeooo:paragraph-rsid="0013768f"/>
    </style:style>
    <style:style style:name="T1" style:family="text">
      <style:text-properties style:font-name="KBZARG+TimesNewRomanPS-BoldMT" fo:font-size="14pt" style:font-size-asian="14pt"/>
    </style:style>
    <style:style style:name="T2" style:family="text">
      <style:text-properties style:font-name="KBZARG+TimesNewRomanPS-BoldMT" fo:font-size="14pt" officeooo:rsid="00118088" style:font-size-asian="14pt"/>
    </style:style>
    <style:style style:name="T3" style:family="text">
      <style:text-properties style:font-name="IKXKDD+TimesNewRomanPSMT" fo:font-size="12pt" style:font-size-asian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618in" fo:text-indent="-0.25in" fo:margin-left="1.061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118in" fo:text-indent="-0.25in" fo:margin-left="1.311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618in" fo:text-indent="-0.25in" fo:margin-left="1.561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118in" fo:text-indent="-0.25in" fo:margin-left="1.811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618in" fo:text-indent="-0.25in" fo:margin-left="2.061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118in" fo:text-indent="-0.25in" fo:margin-left="2.311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618in" fo:text-indent="-0.25in" fo:margin-left="2.561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118in" fo:text-indent="-0.25in" fo:margin-left="2.811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618in" fo:text-indent="-0.25in" fo:margin-left="3.061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118in" fo:text-indent="-0.25in" fo:margin-left="3.3118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tatistical Data Mining I</text:span></text:p>
      <text:p text:style-name="Standard"><text:span text:style-name="T1">Homework 1</text:span></text:p>
      <text:p text:style-name="Standard"><text:span text:style-name="T1"/></text:p>
      <text:p text:style-name="P4"><text:span text:style-name="T2">1) Tasks:</text:span></text:p>
      <text:list xml:id="list2754278138496198793" text:style-name="L1">
        <text:list-item>
          <text:p text:style-name="P3"><text:span text:style-name="T3">Perform</text:span><text:span text:style-name="T1"> </text:span><text:span text:style-name="T3">exploratory data analysis on data</text:span></text:p>
        </text:list-item>
        <text:list-item>
          <text:p text:style-name="P3"><text:span text:style-name="T3">Pre-process the data</text:span></text:p>
        </text:list-item>
        <text:list-item>
          <text:p text:style-name="P3"><text:span text:style-name="T3">Submit the cleaned dataset in .Rda format</text:span></text:p>
        </text:list-item>
      </text:list>
      <text:p text:style-name="P2"><text:span text:style-name="T1"/></text:p>
      <text:p text:style-name="P2"><text:span text:style-name="T1"><text:tab/> <text:s text:c="4"/></text:span><text:span text:style-name="T3">Dataset to be used: Auto from ISLR package</text:span></text:p>
      <text:p text:style-name="P2"><text:span text:style-name="T3"/></text:p>
      <text:p text:style-name="P2"><text:span text:style-name="T3"><text:s text:c="2"/></text:span><text:span text:style-name="T1">Answers</text:span><text:span text:style-name="T3">:</text:span></text:p>
      <text:p text:style-name="P2"><text:span text:style-name="T3"/></text:p>
      <text:list xml:id="list9006875584745763345" text:style-name="L2">
        <text:list-item>
          <text:p text:style-name="P6"><text:span text:style-name="T3">Analysis and Pre-processing<text:tab/>:</text:span></text:p>
          <text:list>
            <text:list-item>
              <text:p text:style-name="P6"><text:span text:style-name="T3">The Auto dataset of ISLR package has in total <text:s/>9 variables out of which the ‘names’ variable would have the zero significance since it is just a kind of tagging attribute. So, I have removed the ‘names’ column in order to build the predictive model for mpg.</text:span></text:p>
            </text:list-item>
            <text:list-item>
              <text:p text:style-name="P6"><text:span text:style-name="T3">I’ve used histograms with density function, box plots and bivariate scatter plots to investigate the data. From histograms it’s evident that the data is distributed normally in most of the cases.</text:span></text:p>
            </text:list-item>
            <text:list-item>
              <text:p text:style-name="P6"><text:span text:style-name="T3">I’ve used box plots for the discrete predictors – Cylinders, Year and Origin against ‘mpg’ as the response variable. There are some outliers in each case which has been removed from the dataset.</text:span></text:p>
            </text:list-item>
            <text:list-item>
              <text:p text:style-name="P6"><text:span text:style-name="T3">After removing the outliers the plots looks well arranged. </text:span></text:p>
            </text:list-item>
            <text:list-item>
              <text:p text:style-name="P6"><text:span text:style-name="T3">I’ve used Bivariate Scatter plots for continuous predictors like Weight, Horsepower, <text:s/>Displacement etc. and can see the relationship of each of them with response variable ‘mpg’. After removing outliers the scatter plots are also looking well bind.</text:span></text:p>
            </text:list-item>
            <text:list-item>
              <text:p text:style-name="P6"><text:span text:style-name="T3">From the scatter plot for Acceleration vc Mpg, the data is looking very scattered. Thus, the acceleration field might not be assisting while building the predictive model.</text:span></text:p>
            </text:list-item>
            <text:list-item>
              <text:p text:style-name="P6"><text:span text:style-name="T3">On the other hand, Weight, Displacement and Horsepower have a strong relationship with MPG.</text:span></text:p>
            </text:list-item>
          </text:list>
        </text:list-item>
      </text:list>
      <text:p text:style-name="P7"><text:span text:style-name="T3"/></text:p>
      <text:list xml:id="list143406859805418" text:continue-numbering="true" text:style-name="L2">
        <text:list-item>
          <text:p text:style-name="P6"><text:span text:style-name="T3">The cleaned data is saved as a cleanData.Rda file.</text:span></text:p>
          <text:list>
            <text:list-header>
              <text:p text:style-name="P6"><text:span text:style-name="T3"/></text:p>
            </text:list-header>
          </text:list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IKXKDD+TimesNewRomanPSMT" svg:font-family="IKXKDD+TimesNewRomanPSMT" style:font-family-generic="roman" style:font-pitch="variable"/>
    <style:font-face style:name="KBZARG+TimesNewRomanPS-BoldMT" svg:font-family="KBZARG+TimesNewRomanPS-Bold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12:15:19.600302974</meta:creation-date>
    <dc:date>2017-09-21T14:34:04.834509964</dc:date>
    <meta:editing-duration>PT24S</meta:editing-duration>
    <meta:editing-cycles>1</meta:editing-cycles>
    <meta:document-statistic meta:table-count="0" meta:image-count="0" meta:object-count="0" meta:page-count="1" meta:paragraph-count="18" meta:word-count="256" meta:character-count="1511" meta:non-whitespace-character-count="1273"/>
    <meta:generator>LibreOffice/5.1.6.2$Linux_X86_64 LibreOffice_project/10m0$Build-2</meta:generator>
  </office:meta>
</office:document-meta>
</file>